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48cm" fo:min-width="5.182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.106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.105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67cm"/>
    </style:style>
    <style:style style:name="gr7" style:family="graphic" style:parent-style-name="objectwithoutfill">
      <style:graphic-properties draw:stroke="dash" draw:stroke-dash="Dashed_20__28_var_29_" svg:stroke-width="0.051cm" draw:marker-start-width="0.355cm" draw:marker-end="" draw:marker-end-width="0.30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1cm" draw:marker-start-width="0.355cm" draw:marker-end="" draw:marker-end-width="0.30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04cm" svg:height="8.174cm" svg:x="1.003cm" svg:y="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036cm" svg:y1="9.167cm" svg:x2="5.036cm" svg:y2="1.045cm">
          <text:p/>
        </draw:line>
        <draw:line draw:style-name="gr2" draw:text-style-name="P1" draw:layer="layout" svg:x1="1.003cm" svg:y1="5.106cm" svg:x2="9.07cm" svg:y2="5.106cm">
          <text:p/>
        </draw:line>
        <draw:custom-shape draw:style-name="gr3" draw:text-style-name="P2" draw:layer="layout" svg:width="0.544cm" svg:height="0.572cm" svg:x="7.671cm" svg:y="1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45cm" svg:height="0.571cm" svg:x="2.198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979cm" svg:y1="2.253cm" svg:x2="5.688cm" svg:y2="0.219cm">
          <text:p/>
        </draw:line>
        <draw:line draw:style-name="gr5" draw:text-style-name="P1" draw:layer="layout" svg:x1="2.471cm" svg:y1="1.903cm" svg:x2="0.292cm" svg:y2="4.054cm">
          <text:p/>
        </draw:line>
        <draw:frame draw:style-name="gr6" draw:text-style-name="P3" draw:layer="layout" svg:width="0.727cm" svg:height="1.017cm" svg:x="6.088cm" svg:y="-0.108cm">
          <draw:text-box>
            <text:p><text:span text:style-name="T1">v</text:span></text:p>
          </draw:text-box>
        </draw:frame>
        <draw:frame draw:style-name="gr6" draw:text-style-name="P3" draw:layer="layout" svg:width="0.811cm" svg:height="1.017cm" svg:x="0.289cm" svg:y="2.693cm">
          <draw:text-box>
            <text:p><text:span text:style-name="T1">v</text:span></text:p>
          </draw:text-box>
        </draw:frame>
        <draw:frame draw:style-name="gr6" draw:text-style-name="P3" draw:layer="layout" svg:width="1.143cm" svg:height="1.017cm" svg:x="7.515cm" svg:y="2.343cm">
          <draw:text-box>
            <text:p><text:span text:style-name="T1">m</text:span></text:p>
          </draw:text-box>
        </draw:frame>
        <draw:frame draw:style-name="gr6" draw:text-style-name="P3" draw:layer="layout" svg:width="1.143cm" svg:height="1.017cm" svg:x="2.597cm" svg:y="1.388cm">
          <draw:text-box>
            <text:p><text:span text:style-name="T1">m</text:span></text:p>
          </draw:text-box>
        </draw:frame>
        <draw:line draw:style-name="gr7" draw:text-style-name="P1" draw:layer="layout" svg:x1="5.064cm" svg:y1="5.064cm" svg:x2="2.524cm" svg:y2="2.016cm">
          <text:p/>
        </draw:line>
        <draw:line draw:style-name="gr8" draw:text-style-name="P1" draw:layer="layout" svg:x1="5.064cm" svg:y1="5.064cm" svg:x2="7.985cm" svg:y2="2.27cm">
          <text:p/>
        </draw:line>
        <draw:frame draw:style-name="gr6" draw:text-style-name="P3" draw:layer="layout" svg:width="1.143cm" svg:height="1.017cm" svg:x="2.998cm" svg:y="3.189cm">
          <draw:text-box>
            <text:p><text:span text:style-name="T1">r</text:span></text:p>
          </draw:text-box>
        </draw:frame>
        <draw:frame draw:style-name="gr6" draw:text-style-name="P3" draw:layer="layout" svg:width="1.143cm" svg:height="1.017cm" svg:x="6.599cm" svg:y="3.19cm">
          <draw:text-box>
            <text:p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8:24:06.979130147</meta:creation-date>
    <dc:date>2017-12-01T19:10:22.995892174</dc:date>
    <meta:editing-duration>PT10M13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